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5560000028BF2DA4737.jpg"/>
  <manifest:file-entry manifest:media-type="image/jpeg" manifest:full-path="Pictures/10000000000005560000028B07696770.jpg"/>
  <manifest:file-entry manifest:media-type="image/jpeg" manifest:full-path="Pictures/10000000000005560000028B00997386.jpg"/>
  <manifest:file-entry manifest:media-type="image/jpeg" manifest:full-path="Pictures/10000000000005560000028B8AA1373F.jpg"/>
  <manifest:file-entry manifest:media-type="image/jpeg" manifest:full-path="Pictures/10000000000005560000028BD88808AA.jpg"/>
  <manifest:file-entry manifest:media-type="image/jpeg" manifest:full-path="Pictures/10000000000005560000028BF449F36F.jpg"/>
  <manifest:file-entry manifest:media-type="image/jpeg" manifest:full-path="Pictures/10000000000005560000028B85088C93.jpg"/>
  <manifest:file-entry manifest:media-type="image/jpeg" manifest:full-path="Pictures/10000000000005560000028B6F59FB51.jpg"/>
  <manifest:file-entry manifest:media-type="image/jpeg" manifest:full-path="Pictures/10000000000005560000028B5C887F24.jpg"/>
  <manifest:file-entry manifest:media-type="image/jpeg" manifest:full-path="Pictures/10000000000005560000028B7117D7DA.jpg"/>
  <manifest:file-entry manifest:media-type="image/jpeg" manifest:full-path="Pictures/10000000000005560000028BBFCBCA37.jpg"/>
  <manifest:file-entry manifest:media-type="image/jpeg" manifest:full-path="Pictures/10000000000005560000028B21CBA55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modern" style:font-pitch="fixed"/>
    <style:font-face style:name="Cambria" svg:font-family="Cambria" style:font-family-generic="modern" style:font-pitch="fixed"/>
    <style:font-face style:name="DejaVu Sans Mono" svg:font-family="'DejaVu Sans Mono'" style:font-family-generic="modern" style:font-pitch="fixed"/>
    <style:font-face style:name="GFS Didot Rg" svg:font-family="'GFS Didot Rg'" style:font-pitch="variable"/>
    <style:font-face style:name="Calibri1" svg:font-family="Calibri" style:font-family-generic="roman" style:font-pitch="variable"/>
    <style:font-face style:name="Cambria1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6pt" style:font-size-asian="16pt" style:font-size-complex="16pt"/>
    </style:style>
    <style:style style:name="P2" style:family="paragraph" style:parent-style-name="Preformatted_20_Text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3" style:family="paragraph" style:parent-style-name="Preformatted_20_Text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4" style:family="paragraph" style:parent-style-name="Preformatted_20_Text"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5" style:family="paragraph" style:parent-style-name="Standard" style:master-page-name="Standard">
      <style:paragraph-properties style:page-number="auto"/>
      <style:text-properties fo:font-size="14pt" style:font-size-asian="12.25pt" style:font-size-complex="14pt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entury Schoolbook L" fo:font-size="16pt" style:font-size-asian="16pt" style:font-size-complex="16pt"/>
    </style:style>
    <style:style style:name="T1" style:family="text">
      <style:text-properties style:font-name="GFS Didot Rg" fo:font-size="16pt" style:font-size-asian="16pt" style:font-size-complex="16pt"/>
    </style:style>
    <style:style style:name="T2" style:family="text">
      <style:text-properties style:font-name="Century Schoolbook L" fo:font-size="16pt" style:font-size-asian="16pt" style:font-size-complex="16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2"/><text:tab/><text:tab/><text:tab/><text:tab/><text:tab/><text:tab/><text:tab/><text:tab/></text:span><text:span text:style-name="T2">MA374-LAB10</text:span></text:p>
      <text:p text:style-name="P1"><text:tab/><text:tab/><text:tab/><text:tab/><text:tab/> <text:s/><text:tab/><text:tab/><text:tab/>Nikhil Agarwal</text:p>
      <text:p text:style-name="P6"><text:tab/><text:tab/><text:tab/><text:tab/><text:tab/> <text:tab/><text:tab/><text:tab/> Roll:11012323</text:p>
      <text:p text:style-name="P2"/>
      <text:p text:style-name="P4">Ques 1:</text:p>
      <text:p text:style-name="P3"/>
      <text:p text:style-name="Preformatted_20_Text"><draw:frame draw:style-name="fr1" draw:name="Picture 22" text:anchor-type="as-char" svg:width="10.1189in" svg:height="4.822in" draw:z-index="0"><draw:image xlink:href="Pictures/10000000000005560000028B8AA1373F.jpg" xlink:type="simple" xlink:show="embed" xlink:actuate="onLoad"/><svg:title>C:\Users\Lavleen\Desktop\lavleenMA374lab12\Q1\1.jpg</svg:title></draw:frame></text:p>
      <text:p text:style-name="Preformatted_20_Text"><draw:frame draw:style-name="fr1" draw:name="Picture 23" text:anchor-type="as-char" svg:width="10.1189in" svg:height="4.822in" draw:z-index="1"><draw:image xlink:href="Pictures/10000000000005560000028BBFCBCA37.jpg" xlink:type="simple" xlink:show="embed" xlink:actuate="onLoad"/><svg:title>C:\Users\Lavleen\Desktop\lavleenMA374lab12\Q1\2.jpg</svg:title></draw:frame></text:p>
      <text:p text:style-name="Preformatted_20_Text"><text:soft-page-break/><draw:frame draw:style-name="fr1" draw:name="Picture 24" text:anchor-type="as-char" svg:width="10.1189in" svg:height="4.822in" draw:z-index="2"><draw:image xlink:href="Pictures/10000000000005560000028BD88808AA.jpg" xlink:type="simple" xlink:show="embed" xlink:actuate="onLoad"/><svg:title>C:\Users\Lavleen\Desktop\lavleenMA374lab12\Q1\3.jpg</svg:title></draw:frame></text:p>
      <text:p text:style-name="Preformatted_20_Text"><draw:frame draw:style-name="fr1" draw:name="Picture 25" text:anchor-type="as-char" svg:width="10.1189in" svg:height="4.822in" draw:z-index="3"><draw:image xlink:href="Pictures/10000000000005560000028B6F59FB51.jpg" xlink:type="simple" xlink:show="embed" xlink:actuate="onLoad"/><svg:title>C:\Users\Lavleen\Desktop\lavleenMA374lab12\Q1\4.jpg</svg:title></draw:frame></text:p>
      <text:p text:style-name="Preformatted_20_Text"><draw:frame draw:style-name="fr1" draw:name="Picture 26" text:anchor-type="as-char" svg:width="10.1189in" svg:height="4.822in" draw:z-index="4"><draw:image xlink:href="Pictures/10000000000005560000028B5C887F24.jpg" xlink:type="simple" xlink:show="embed" xlink:actuate="onLoad"/><svg:title>C:\Users\Lavleen\Desktop\lavleenMA374lab12\Q1\5.jpg</svg:title></draw:frame></text:p>
      <text:p text:style-name="Preformatted_20_Text"><text:soft-page-break/><draw:frame draw:style-name="fr1" draw:name="Picture 27" text:anchor-type="as-char" svg:width="10.1189in" svg:height="4.822in" draw:z-index="5"><draw:image xlink:href="Pictures/10000000000005560000028B07696770.jpg" xlink:type="simple" xlink:show="embed" xlink:actuate="onLoad"/><svg:title>C:\Users\Lavleen\Desktop\lavleenMA374lab12\Q1\6.jpg</svg:title></draw:frame></text:p>
      <text:p text:style-name="P3"/>
      <text:p text:style-name="P4">Ques 2:</text:p>
      <text:p text:style-name="P3"/>
      <text:p text:style-name="Preformatted_20_Text"><draw:frame draw:style-name="fr1" draw:name="Picture 28" text:anchor-type="as-char" svg:width="10.1189in" svg:height="4.822in" draw:z-index="6"><draw:image xlink:href="Pictures/10000000000005560000028B00997386.jpg" xlink:type="simple" xlink:show="embed" xlink:actuate="onLoad"/><svg:title>C:\Users\Lavleen\Desktop\lavleenMA374lab12\Q2\1.jpg</svg:title></draw:frame></text:p>
      <text:p text:style-name="P3"/>
      <text:p text:style-name="Preformatted_20_Text"><text:soft-page-break/><draw:frame draw:style-name="fr1" draw:name="Picture 29" text:anchor-type="as-char" svg:width="10.1189in" svg:height="4.822in" draw:z-index="7"><draw:image xlink:href="Pictures/10000000000005560000028BF449F36F.jpg" xlink:type="simple" xlink:show="embed" xlink:actuate="onLoad"/><svg:title>C:\Users\Lavleen\Desktop\lavleenMA374lab12\Q2\2.jpg</svg:title></draw:frame></text:p>
      <text:p text:style-name="Preformatted_20_Text"><draw:frame draw:style-name="fr1" draw:name="Picture 30" text:anchor-type="as-char" svg:width="10.1189in" svg:height="4.822in" draw:z-index="8"><draw:image xlink:href="Pictures/10000000000005560000028B85088C93.jpg" xlink:type="simple" xlink:show="embed" xlink:actuate="onLoad"/><svg:title>C:\Users\Lavleen\Desktop\lavleenMA374lab12\Q2\3.jpg</svg:title></draw:frame></text:p>
      <text:p text:style-name="Preformatted_20_Text"><draw:frame draw:style-name="fr1" draw:name="Picture 31" text:anchor-type="as-char" svg:width="10.1189in" svg:height="4.822in" draw:z-index="9"><draw:image xlink:href="Pictures/10000000000005560000028B7117D7DA.jpg" xlink:type="simple" xlink:show="embed" xlink:actuate="onLoad"/><svg:title>C:\Users\Lavleen\Desktop\lavleenMA374lab12\Q2\4.jpg</svg:title></draw:frame></text:p>
      <text:p text:style-name="P3"/>
      <text:p text:style-name="Preformatted_20_Text"><text:soft-page-break/><draw:frame draw:style-name="fr1" draw:name="Picture 32" text:anchor-type="as-char" svg:width="10.1189in" svg:height="4.822in" draw:z-index="10"><draw:image xlink:href="Pictures/10000000000005560000028BF2DA4737.jpg" xlink:type="simple" xlink:show="embed" xlink:actuate="onLoad"/><svg:title>C:\Users\Lavleen\Desktop\lavleenMA374lab12\Q2\5.jpg</svg:title></draw:frame></text:p>
      <text:p text:style-name="Preformatted_20_Text"><draw:frame draw:style-name="fr1" draw:name="Picture 33" text:anchor-type="as-char" svg:width="10.1189in" svg:height="4.822in" draw:z-index="11"><draw:image xlink:href="Pictures/10000000000005560000028B21CBA556.jpg" xlink:type="simple" xlink:show="embed" xlink:actuate="onLoad"/><svg:title>C:\Users\Lavleen\Desktop\lavleenMA374lab12\Q2\6.jpg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modern" style:font-pitch="fixed"/>
    <style:font-face style:name="Cambria" svg:font-family="Cambria" style:font-family-generic="modern" style:font-pitch="fixed"/>
    <style:font-face style:name="DejaVu Sans Mono" svg:font-family="'DejaVu Sans Mono'" style:font-family-generic="modern" style:font-pitch="fixed"/>
    <style:font-face style:name="GFS Didot Rg" svg:font-family="'GFS Didot Rg'" style:font-pitch="variable"/>
    <style:font-face style:name="Calibri1" svg:font-family="Calibri" style:font-family-generic="roman" style:font-pitch="variable"/>
    <style:font-face style:name="Cambria1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vertical-align="baseline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en" style:country-asian="US" style:font-name-complex="Lohit Hindi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="0.7874in" fo:margin-top="0.7874in" fo:margin-bottom="0.7874in" fo:margin-left="0.7874in" fo:margin-right="0.7874in" style:writing-mode="lr-tb" style:layout-grid-color="#c0c0c0" style:layout-grid-lines="66" style:layout-grid-base-height="0.1665in" style:layout-grid-ruby-height="0.059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vleen</meta:initial-creator>
    <dc:creator>Maths User</dc:creator>
    <meta:editing-cycles>3</meta:editing-cycles>
    <meta:print-date>2013-03-01T04:29:00</meta:print-date>
    <meta:creation-date>2014-04-11T12:13:00</meta:creation-date>
    <dc:date>2014-04-12T01:45:44</dc:date>
    <meta:editing-duration>P0D</meta:editing-duration>
    <meta:generator>LibreOffice/3.5$Linux_x86 LibreOffice_project/350m1$Build-2</meta:generator>
    <meta:document-statistic meta:table-count="0" meta:image-count="12" meta:object-count="0" meta:page-count="5" meta:paragraph-count="17" meta:word-count="8" meta:character-count="94" meta:non-whitespace-character-count="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